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fo:font-weight="normal" officeooo:rsid="000d9b0d" officeooo:paragraph-rsid="000d9b0d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style:font-name="Arial" fo:font-size="11pt" fo:font-weight="normal" officeooo:rsid="000e6fb9" officeooo:paragraph-rsid="000e6fb9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style:font-name="Arial" fo:font-size="11pt" fo:font-weight="normal" officeooo:rsid="000f295f" officeooo:paragraph-rsid="000f295f" style:font-size-asian="9.60000038146973pt" style:font-weight-asian="normal" style:font-size-complex="11pt" style:font-weight-complex="normal"/>
    </style:style>
    <style:style style:name="T1" style:family="text">
      <style:text-properties officeooo:rsid="000d9b0d"/>
    </style:style>
    <style:style style:name="T2" style:family="text">
      <style:text-properties officeooo:rsid="000e6fb9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0f40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aso de uso: P</text:span>lataforma para a disponibilização das informações.</text:p>
      <text:p text:style-name="P1"/>
      <text:p text:style-name="P3">Ator principal: <text:span text:style-name="T2">Usuário.</text:span></text:p>
      <text:p text:style-name="P3"/>
      <text:p text:style-name="P3">Ator secundário: <text:span text:style-name="T2">Empresa.</text:span></text:p>
      <text:p text:style-name="P3"/>
      <text:p text:style-name="P4">1. O usuário acessa a plataforma;</text:p>
      <text:p text:style-name="P4"/>
      <text:p text:style-name="P4">2. Digita na barra de pesquisa a informação que procura;</text:p>
      <text:p text:style-name="P4"/>
      <text:p text:style-name="P4">3. Usuário é direcionado para a página que contem a informação;</text:p>
      <text:p text:style-name="P4"/>
      <text:p text:style-name="P4">4. A informação é lida;</text:p>
      <text:p text:style-name="P4"/>
      <text:p text:style-name="P4">5. Usuário sai da plataforma.</text:p>
      <text:p text:style-name="P4"/>
      <text:p text:style-name="P4"/>
      <text:p text:style-name="P4">Extensões:</text:p>
      <text:p text:style-name="P4"/>
      <text:p text:style-name="P4">1<text:span text:style-name="T4">a</text:span>. Problemas ao acessar a plataforma:</text:p>
      <text:p text:style-name="P4"><text:tab/>1<text:span text:style-name="T4">a</text:span>.1. Usuário recarrega a página;</text:p>
      <text:p text:style-name="P4"><text:tab/>1<text:span text:style-name="T4">a</text:span>.2. Se ainda assim não funcionar, usuário faz uma reclamação.</text:p>
      <text:p text:style-name="P4"/>
      <text:p text:style-name="P4">2<text:span text:style-name="T4">a</text:span>. Informação não encontrada:</text:p>
      <text:p text:style-name="P5"><text:tab/>2<text:span text:style-name="T4">a</text:span>.1. Usuário procura por outra palavra-chave;</text:p>
      <text:p text:style-name="P5"><text:tab/>2<text:span text:style-name="T4">a</text:span>.2. Se ainda não for encontrada, usuário faz uma reclamação;</text:p>
      <text:p text:style-name="P5"><text:tab/>2<text:span text:style-name="T4">a</text:span>.3. Retorna para 1.</text:p>
      <text:p text:style-name="P5"/>
      <text:p text:style-name="P5">3<text:span text:style-name="T4">a</text:span>. Página inexistente ou não encontrada:</text:p>
      <text:p text:style-name="P5"><text:tab/>3<text:span text:style-name="T4">a</text:span>.1. Usuário faz reclamação;</text:p>
      <text:p text:style-name="P5"><text:tab/>3<text:span text:style-name="T4">a</text:span>.2. Retorna para 2.</text:p>
      <text:p text:style-name="P5"/>
      <text:p text:style-name="P5">3b. Usuário é direcionado para uma página que não contem as informações que busca:</text:p>
      <text:p text:style-name="P5"><text:tab/>3b.1. <text:span text:style-name="T5">Usuário tentar pesquisar com outras palavras;</text:span></text:p>
      <text:p text:style-name="P5"><text:tab/><text:span text:style-name="T5">3b.2. Se as informações não forem encontradas, usuário entra em contato com a empresa para conseguir as informações;</text:span></text:p>
      <text:p text:style-name="P5"><text:tab/><text:span text:style-name="T5">3b.3. Retorna para 2.</text:span></text:p>
      <text:p text:style-name="P5"/>
      <text:p text:style-name="P5">4<text:span text:style-name="T4">a</text:span>. Usuário insatisfeito:</text:p>
      <text:p text:style-name="P5"><text:tab/>4<text:span text:style-name="T4">a</text:span>.1. As informações estão incompletas ou incorretas;</text:p>
      <text:p text:style-name="P5"><text:tab/>4<text:span text:style-name="T4">a</text:span>.2. Usuário faz uma reclamação;</text:p>
      <text:p text:style-name="P5"><text:tab/>4<text:span text:style-name="T4">a</text:span>.3. Retorna para 2.</text:p>
      <text:p text:style-name="P5"/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4:34:44.330000000</meta:creation-date>
    <dc:date>2020-05-14T16:09:22.571000000</dc:date>
    <meta:editing-duration>PT40M24S</meta:editing-duration>
    <meta:editing-cycles>1</meta:editing-cycles>
    <meta:document-statistic meta:table-count="0" meta:image-count="0" meta:object-count="0" meta:page-count="1" meta:paragraph-count="27" meta:word-count="174" meta:character-count="1126" meta:non-whitespace-character-count="966"/>
    <meta:generator>LibreOffice/6.0.3.2$Windows_X86_64 LibreOffice_project/8f48d515416608e3a835360314dac7e47fd0b821</meta:generator>
  </office:meta>
</office:document-meta>
</file>